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weight="bold"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solid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color="#ff0000"/>
    </style:style>
    <style:style style:name="T9" style:family="text">
      <style:text-properties fo:font-size="18pt" style:font-name="Arial" fo:font-family="Arial" fo:color="#0000ff"/>
    </style:style>
    <style:style style:name="T10" style:family="text">
      <style:text-properties fo:background-color="#ffff00"/>
    </style:style>
    <style:style style:name="T11" style:family="text">
      <style:text-properties fo:font-weight="bold" fo:font-size="14pt" fo:color="#ffffff"/>
    </style:style>
    <style:style style:name="T12" style:family="text">
      <style:text-properties fo:font-weight="bold" fo:color="#008000"/>
    </style:style>
    <style:style style:name="T13" style:family="text">
      <style:text-properties fo:font-weight="bold" fo:color="#0000ff"/>
    </style:style>
    <style:style style:name="P1" style:family="paragraph" style:parent-style-name="Standard">
      <style:paragraph-properties>
        <style:tab-stops>
          <style:tab-stop style:position="6cm" style:type="left"/>
          <style:tab-stop style:position="12cm" style:type="right"/>
        </style:tab-stops>
      </style:paragraph-properties>
    </style:style>
    <style:style style:name="Table1" style:family="table">
      <style:table-properties table:align="margins"/>
    </style:style>
    <style:style style:name="Table1.A" style:family="table-column">
      <style:table-column-properties style:column-width="5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cm"/>
    </style:style>
    <style:style style:name="Table2" style:family="table">
      <style:table-properties table:align="margins"/>
    </style:style>
    <style:style style:name="Table2.A" style:family="table-column">
      <style:table-column-properties style:column-width="5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3cm"/>
    </style:style>
    <style:style style:name="C1" style:family="table-cell">
      <style:table-cell-properties fo:border-top="0.5pt solid #000000" fo:border-bottom="0.5pt solid #000000" fo:border-left="0.5pt solid #000000" fo:border-right="0.5pt solid #000000"/>
    </style:style>
    <style:style style:name="C2" style:family="table-cell">
      <style:table-cell-properties fo:background-color="#336699" fo:border-top="0.5pt solid #999999" fo:border-bottom="0.5pt solid #999999" fo:border-left="0.5pt solid #999999" fo:border-right="0.5pt solid #999999"/>
    </style:style>
    <style:style style:name="C3" style:family="table-cell">
      <style:table-cell-properties fo:background-color="#DDDDDD" fo:border-top="0.5pt solid #999999" fo:border-bottom="0.5pt solid #999999" fo:border-left="0.5pt solid #999999" fo:border-right="0.5pt solid #999999"/>
    </style:style>
    <style:style style:name="C4" style:family="table-cell">
      <style:table-cell-properties fo:border-top="0.5pt solid #999999" fo:border-bottom="0.5pt solid #999999" fo:border-left="0.5pt solid #999999" fo:border-right="0.5pt solid #99999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bullet>
      <text:list-level-style-bullet text:level="4" text:bullet-char="▸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bullet>
      <text:list-level-style-bullet text:level="6" text:bullet-char="·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0cm" fo:text-indent="-0.635cm" fo:margin-left="1.270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2.540cm" fo:text-indent="-1.270cm" fo:margin-left="2.540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3.810cm" fo:text-indent="-1.905cm" fo:margin-left="3.810cm"/>
        </style:list-level-properties>
      </text:list-level-style-bullet>
      <text:list-level-style-bullet text:level="4" text:bullet-char="▸">
        <style:list-level-properties text:list-level-position-and-space-mode="label-alignment">
          <style:list-level-label-alignment text:label-followed-by="listtab" text:list-tab-stop-position="5.080cm" fo:text-indent="-2.540cm" fo:margin-left="5.080cm"/>
        </style:list-level-properties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6.350cm" fo:text-indent="-3.175cm" fo:margin-left="6.350cm"/>
        </style:list-level-properties>
      </text:list-level-style-bullet>
      <text:list-level-style-bullet text:level="6" text:bullet-char="·">
        <style:list-level-properties text:list-level-position-and-space-mode="label-alignment">
          <style:list-level-label-alignment text:label-followed-by="listtab" text:list-tab-stop-position="7.620cm" fo:text-indent="-3.810cm" fo:margin-left="7.620cm"/>
        </style:list-level-properties>
      </text:list-level-style-bullet>
    </text:list-style>
    <style:style style:name="PageBreak" style:family="paragraph" style:parent-style-name="Standard">
      <style:paragraph-properties fo:break-before="page"/>
    </style:style>
  </office:automatic-styles>
  <office:body>
    <office:text>
      <text:h text:style-name="Heading_20_1" text:outline-level="1">odf-kit Feature Verification</text:h>
      <text:p text:style-name="Standard">This document exercises every feature to verify the fflate migration produces valid output.</text:p>
      <text:h text:style-name="Heading_20_2" text:outline-level="2">Text Formatting</text:h>
      <text:p text:style-name="Standard">
<text:span text:style-name="T1">Bold</text:span>
, 
<text:span text:style-name="T2">italic</text:span>
, 
<text:span text:style-name="T3">bold italic</text:span>
, 
<text:span text:style-name="T4">underline</text:span>
, 
<text:span text:style-name="T5">strikethrough</text:span>
, 
<text:span text:style-name="T6">superscript</text:span>
, 
<text:span text:style-name="T7">subscript</text:span>
.
</text:p>
      <text:p text:style-name="Standard">
<text:span text:style-name="T8">Red text</text:span>
, 
<text:span text:style-name="T9">blue 18pt Arial</text:span>
, 
<text:span text:style-name="T10">highlighted yellow</text:span>
.
</text:p>
      <text:p text:style-name="Standard">
Chemical formula: H
<text:span text:style-name="T7">2</text:span>
O. Einstein: E=mc
<text:span text:style-name="T6">2</text:span>
.
</text:p>
      <text:h text:style-name="Heading_20_2" text:outline-level="2">Tables</text:h>
      <text:p text:style-name="Standard">Simple table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 table:style-name="C1">
            <text:p text:style-name="Standard">Name</text:p>
          </table:table-cell>
          <table:table-cell office:value-type="string" table:style-name="C1">
            <text:p text:style-name="Standard">Age</text:p>
          </table:table-cell>
          <table:table-cell office:value-type="string" table:style-name="C1">
            <text:p text:style-name="Standard">City</text:p>
          </table:table-cell>
        </table:table-row>
        <table:table-row>
          <table:table-cell office:value-type="string" table:style-name="C1">
            <text:p text:style-name="Standard">Alice</text:p>
          </table:table-cell>
          <table:table-cell office:value-type="string" table:style-name="C1">
            <text:p text:style-name="Standard">30</text:p>
          </table:table-cell>
          <table:table-cell office:value-type="string" table:style-name="C1">
            <text:p text:style-name="Standard">Portland</text:p>
          </table:table-cell>
        </table:table-row>
        <table:table-row>
          <table:table-cell office:value-type="string" table:style-name="C1">
            <text:p text:style-name="Standard">Bob</text:p>
          </table:table-cell>
          <table:table-cell office:value-type="string" table:style-name="C1">
            <text:p text:style-name="Standard">25</text:p>
          </table:table-cell>
          <table:table-cell office:value-type="string" table:style-name="C1">
            <text:p text:style-name="Standard">Seattle</text:p>
          </table:table-cell>
        </table:table-row>
        <table:table-row>
          <table:table-cell office:value-type="string" table:style-name="C1">
            <text:p text:style-name="Standard">Carol</text:p>
          </table:table-cell>
          <table:table-cell office:value-type="string" table:style-name="C1">
            <text:p text:style-name="Standard">35</text:p>
          </table:table-cell>
          <table:table-cell office:value-type="string" table:style-name="C1">
            <text:p text:style-name="Standard">Denver</text:p>
          </table:table-cell>
        </table:table-row>
      </table:table>
      <text:p text:style-name="Standard">Formatted table with merged cel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 table:style-name="C2" table:number-columns-spanned="3">
            <text:p text:style-name="Standard">
<text:span text:style-name="T11">Report Summary</text:span>
</text:p>
          </table:table-cell>
          <table:covered-table-cell/>
          <table:covered-table-cell/>
        </table:table-row>
        <table:table-row>
          <table:table-cell office:value-type="string" table:style-name="C3">
            <text:p text:style-name="Standard">
<text:span text:style-name="T1">Category</text:span>
</text:p>
          </table:table-cell>
          <table:table-cell office:value-type="string" table:style-name="C3">
            <text:p text:style-name="Standard">
<text:span text:style-name="T1">Q1</text:span>
</text:p>
          </table:table-cell>
          <table:table-cell office:value-type="string" table:style-name="C3">
            <text:p text:style-name="Standard">
<text:span text:style-name="T1">Q2</text:span>
</text:p>
          </table:table-cell>
        </table:table-row>
        <table:table-row>
          <table:table-cell office:value-type="string" table:style-name="C4">
            <text:p text:style-name="Standard">Revenue</text:p>
          </table:table-cell>
          <table:table-cell office:value-type="string" table:style-name="C4">
            <text:p text:style-name="Standard">
<text:span text:style-name="T12">$1,250</text:span>
</text:p>
          </table:table-cell>
          <table:table-cell office:value-type="string" table:style-name="C4">
            <text:p text:style-name="Standard">
<text:span text:style-name="T12">$1,480</text:span>
</text:p>
          </table:table-cell>
        </table:table-row>
        <table:table-row>
          <table:table-cell office:value-type="string" table:style-name="C4">
            <text:p text:style-name="Standard">Expenses</text:p>
          </table:table-cell>
          <table:table-cell office:value-type="string" table:style-name="C4">
            <text:p text:style-name="Standard">$800</text:p>
          </table:table-cell>
          <table:table-cell office:value-type="string" table:style-name="C4">
            <text:p text:style-name="Standard">$920</text:p>
          </table:table-cell>
        </table:table-row>
      </table:table>
      <text:h text:style-name="Heading_20_2" text:outline-level="2">Lists</text:h>
      <text:p text:style-name="Standard">Bullet list:</text:p>
      <text:list text:style-name="L1">
        <text:list-item>
          <text:p text:style-name="List_20_Bullet">First item</text:p>
        </text:list-item>
        <text:list-item>
          <text:p text:style-name="List_20_Bullet">Second item</text:p>
        </text:list-item>
        <text:list-item>
          <text:p text:style-name="List_20_Bullet">Third item</text:p>
        </text:list-item>
      </text:list>
      <text:p text:style-name="Standard">Numbered list:</text:p>
      <text:list text:style-name="L2">
        <text:list-item>
          <text:p text:style-name="List_20_Number">Step one</text:p>
        </text:list-item>
        <text:list-item>
          <text:p text:style-name="List_20_Number">Step two</text:p>
        </text:list-item>
        <text:list-item>
          <text:p text:style-name="List_20_Number">Step three</text:p>
        </text:list-item>
      </text:list>
      <text:p text:style-name="Standard">Nested list with formatting:</text:p>
      <text:list text:style-name="L3">
        <text:list-item>
          <text:p text:style-name="List_20_Bullet">
<text:span text:style-name="T1">Bold parent</text:span>
</text:p>
          <text:list>
            <text:list-item>
              <text:p text:style-name="List_20_Bullet">Child A</text:p>
            </text:list-item>
            <text:list-item>
              <text:p text:style-name="List_20_Bullet">Child B</text:p>
              <text:list>
                <text:list-item>
                  <text:p text:style-name="List_20_Bullet">Grandchild</text:p>
                </text:list-item>
              </text:list>
            </text:list-item>
          </text:list>
        </text:list-item>
        <text:list-item>
          <text:p text:style-name="List_20_Bullet">Back to top level</text:p>
        </text:list-item>
      </text:list>
      <text:h text:style-name="Heading_20_2" text:outline-level="2">Tab Stops</text:h>
      <text:p text:style-name="P1">
Item
<text:tab/>
Qty
<text:tab/>
$100.00
</text:p>
      <text:p text:style-name="P1">
Widget
<text:tab/>
50
<text:tab/>
$2,500.00
</text:p>
      <text:h text:style-name="Heading_20_2" text:outline-level="2">Links and Bookmarks</text:h>
      <text:p text:style-name="Standard">
<text:bookmark text:name="links-section"/>
Visit 
<text:a xlink:type="simple" xlink:href="https://example.com">
<text:span text:style-name="T13">example.com</text:span>
</text:a>
 for more information.
</text:p>
      <text:p text:style-name="PageBreak"/>
      <text:h text:style-name="Heading_20_1" text:outline-level="1">Second Page</text:h>
      <text:p text:style-name="Standard">
This content is on page 2 after a page break. 
Jump back to 
<text:a xlink:type="simple" xlink:href="#links-section">Links and Bookmarks</text:a>
.
</text:p>
      <text:p text:style-name="Standard">If you can read this document correctly in LibreOffice with all formatting intact, the fflate migration is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text="urn:oasis:names:tc:opendocument:xmlns:text:1.0" xmlns:svg="urn:oasis:names:tc:opendocument:xmlns:svg-compatible:1.0" office:version="1.2">
  <office:styles/>
  <office:automatic-styles>
    <style:page-layout style:name="pm1">
      <style:page-layout-properties fo:page-width="21cm" fo:page-height="29.7cm" style:print-orientation="portrait" fo:margin-top="2.5cm" fo:margin-bottom="2.5cm" fo:margin-left="2cm" fo:margin-right="2cm"/>
      <style:header-style>
        <style:header-footer-properties fo:min-height="0.6cm" fo:margin-bottom="0.5cm"/>
      </style:header-style>
      <style:footer-style>
        <style:header-footer-properties fo:min-height="0.6cm" fo:margin-top="0.5cm"/>
      </style:footer-style>
    </style:page-layout>
    <style:style style:name="HF1" style:family="text">
      <style:text-properties fo:font-weight="bold"/>
    </style:style>
  </office:automatic-styles>
  <office:master-styles>
    <style:master-page style:name="Default" style:page-layout-name="pm1">
      <style:header>
        <text:p text:style-name="Header">
<text:span text:style-name="HF1">odf-kit</text:span>
 — fflate Migration Test — Page 
<text:page-number text:select-page="current">#</text:page-number>
</text:p>
      </style:header>
      <style:footer>
        <text:p text:style-name="Footer">
Confidential — Page 
<text:page-number text:select-page="current">#</text:page-number>
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odf-kit</meta:generator>
    <meta:creation-date>2026-02-22T04:11:35.889Z</meta:creation-date>
    <dc:title>odf-kit fflate Migration Test</dc:title>
    <meta:initial-creator>odf-kit 0.2.0</meta:initial-creator>
  </office:meta>
</office:document-meta>
</file>